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f5a" officeooo:paragraph-rsid="0013bf5a"/>
    </style:style>
    <style:style style:name="P2" style:family="paragraph" style:parent-style-name="Standard">
      <style:text-properties officeooo:rsid="0013bf5a" officeooo:paragraph-rsid="0015bb37"/>
    </style:style>
    <style:style style:name="P3" style:family="paragraph" style:parent-style-name="Standard">
      <style:text-properties officeooo:rsid="0013bf5a" officeooo:paragraph-rsid="001990bb"/>
    </style:style>
    <style:style style:name="P4" style:family="paragraph" style:parent-style-name="Standard">
      <style:text-properties officeooo:rsid="0015bb37" officeooo:paragraph-rsid="0015bb37"/>
    </style:style>
    <style:style style:name="P5" style:family="paragraph" style:parent-style-name="Standard">
      <style:text-properties officeooo:rsid="0016bd30" officeooo:paragraph-rsid="0016bd30"/>
    </style:style>
    <style:style style:name="T1" style:family="text">
      <style:text-properties officeooo:rsid="0015bb37"/>
    </style:style>
    <style:style style:name="T2" style:family="text">
      <style:text-properties officeooo:rsid="0016bd30"/>
    </style:style>
    <style:style style:name="T3" style:family="text">
      <style:text-properties officeooo:rsid="00181057"/>
    </style:style>
    <style:style style:name="T4" style:family="text">
      <style:text-properties officeooo:rsid="00199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nscendence</text:p>
      <text:p text:style-name="P3"><text:span text:style-name="T4">Transcendence</text:span> ist ein dystopischer Sci-fi film aus dem Jahr 2014 der eine Mögliche entwicklung von KI’s in der Zukunft behandelt.<text:span text:style-name="T1"> </text:span></text:p>
      <text:p text:style-name="P2"><text:span text:style-name="T1">Er behandelt die philosophische Frage, ob die Person (Jhonny depp als will) die als KI umgewandelt wurde, wirklich noch diese Person ist.</text:span></text:p>
      <text:p text:style-name="P1">Der Film <text:span text:style-name="T1">fängt relativ ruhig an, wird dann aber immer spannender und dystopischer mit der Zeit.</text:span></text:p>
      <text:p text:style-name="P1"/>
      <text:p text:style-name="P1"/>
      <text:p text:style-name="P4">Will, der protagonist ist ein leitender Wissenschaftler in der KI <text:span text:style-name="T2">Fo</text:span>rschung und hat bereits eine eigene KI erschaffen.</text:p>
      <text:p text:style-name="P5">Er hat eine liebende Frau und liebt sie auch.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0:47:53.513000000</meta:creation-date>
    <dc:date>2023-05-07T12:28:53.478000000</dc:date>
    <meta:editing-duration>PT1H10M19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6" meta:word-count="86" meta:character-count="538" meta:non-whitespace-character-count="457"/>
  </office:meta>
</office:document-meta>
</file>